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f3545" officeooo:paragraph-rsid="000f3545"/>
    </style:style>
    <style:style style:name="P8" style:family="paragraph" style:parent-style-name="Heading_20_1">
      <style:paragraph-properties fo:break-before="page"/>
      <style:text-properties officeooo:rsid="000f3545" officeooo:paragraph-rsid="00109c8d"/>
    </style:style>
    <style:style style:name="P9" style:family="paragraph" style:parent-style-name="Heading_20_2">
      <style:text-properties officeooo:paragraph-rsid="00109c8d"/>
    </style:style>
    <style:style style:name="P10" style:family="paragraph" style:parent-style-name="Heading_20_3">
      <style:text-properties officeooo:rsid="00109c8d" officeooo:paragraph-rsid="00109c8d"/>
    </style:style>
    <style:style style:name="P11" style:family="paragraph" style:parent-style-name="Heading_20_3">
      <style:text-properties officeooo:paragraph-rsid="00109c8d"/>
    </style:style>
    <style:style style:name="P12" style:family="paragraph" style:parent-style-name="Standard">
      <style:text-properties officeooo:rsid="000f3545" officeooo:paragraph-rsid="000f3545"/>
    </style:style>
    <style:style style:name="P13" style:family="paragraph" style:parent-style-name="Standard">
      <style:text-properties officeooo:paragraph-rsid="000f3545"/>
    </style:style>
    <style:style style:name="P14" style:family="paragraph" style:parent-style-name="Text_20_body">
      <style:text-properties officeooo:rsid="000f3545" officeooo:paragraph-rsid="000f3545"/>
    </style:style>
    <style:style style:name="P15" style:family="paragraph" style:parent-style-name="Text_20_body">
      <style:text-properties officeooo:rsid="000f3545" officeooo:paragraph-rsid="00109c8d"/>
    </style:style>
    <style:style style:name="P16" style:family="paragraph" style:parent-style-name="Text_20_body">
      <style:text-properties officeooo:rsid="00109c8d" officeooo:paragraph-rsid="00109c8d"/>
    </style:style>
    <style:style style:name="P17" style:family="paragraph" style:parent-style-name="Text_20_body">
      <style:text-properties officeooo:rsid="0013f685" officeooo:paragraph-rsid="0013f685"/>
    </style:style>
    <style:style style:name="P18" style:family="paragraph" style:parent-style-name="Text_20_body">
      <style:text-properties officeooo:paragraph-rsid="0013f685"/>
    </style:style>
    <style:style style:name="T1" style:family="text">
      <style:text-properties officeooo:rsid="000f3545"/>
    </style:style>
    <style:style style:name="T2" style:family="text">
      <style:text-properties officeooo:rsid="00109c8d"/>
    </style:style>
    <style:style style:name="T3" style:family="text">
      <style:text-properties officeooo:rsid="00112645"/>
    </style:style>
    <style:style style:name="T4" style:family="text">
      <style:text-properties officeooo:rsid="0013121f"/>
    </style:style>
    <style:style style:name="T5" style:family="text">
      <style:text-properties officeooo:rsid="0013f68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 Playdate with Infinity:</text:p>
      <text:p text:style-name="P12">Exploring Fractals Portfolio</text:p>
      <text:p text:style-name="P12"/>
      <text:p text:style-name="P12">Lorenzo D. Moon</text:p>
      <text:p text:style-name="P12">Dr. David Ely</text:p>
      <text:p text:style-name="P12">CS-429 Exploring Fractals</text:p>
      <text:p text:style-name="P13"><text:span text:style-name="T1">Date TBD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_1527933367" text:style-name="Index_20_Link" text:visited-style-name="Index_20_Link">Abstract<text:tab/>3</text:a></text:p>
          <text:p text:style-name="P1"><text:a xlink:type="simple" xlink:href="#__RefHeading___Toc5_1527933367" text:style-name="Index_20_Link" text:visited-style-name="Index_20_Link">Recursion<text:tab/>4</text:a></text:p>
          <text:p text:style-name="P2"><text:a xlink:type="simple" xlink:href="#__RefHeading___Toc8_1527933367" text:style-name="Index_20_Link" text:visited-style-name="Index_20_Link">Specific Design<text:tab/>4</text:a></text:p>
          <text:p text:style-name="P3"><text:a xlink:type="simple" xlink:href="#__RefHeading___Toc10_1527933367" text:style-name="Index_20_Link" text:visited-style-name="Index_20_Link">Mathematics<text:tab/>4</text:a></text:p>
          <text:p text:style-name="P3"><text:a xlink:type="simple" xlink:href="#__RefHeading___Toc12_1527933367" text:style-name="Index_20_Link" text:visited-style-name="Index_20_Link">Code<text:tab/>4</text:a></text:p>
          <text:p text:style-name="P3"><text:a xlink:type="simple" xlink:href="#__RefHeading___Toc14_1527933367" text:style-name="Index_20_Link" text:visited-style-name="Index_20_Link">External Links<text:tab/>4</text:a></text:p>
          <text:p text:style-name="P1"><text:a xlink:type="simple" xlink:href="#__RefHeading___Toc5_1527933367%20Copy%201" text:style-name="Index_20_Link" text:visited-style-name="Index_20_Link">L-System<text:tab/>5</text:a></text:p>
          <text:p text:style-name="P2"><text:a xlink:type="simple" xlink:href="#__RefHeading___Toc8_1527933367%20Copy%201" text:style-name="Index_20_Link" text:visited-style-name="Index_20_Link">Specific Design<text:tab/>5</text:a></text:p>
          <text:p text:style-name="P3"><text:a xlink:type="simple" xlink:href="#__RefHeading___Toc10_1527933367%20Copy%201" text:style-name="Index_20_Link" text:visited-style-name="Index_20_Link">Mathematics<text:tab/>5</text:a></text:p>
          <text:p text:style-name="P3"><text:a xlink:type="simple" xlink:href="#__RefHeading___Toc12_1527933367%20Copy%201" text:style-name="Index_20_Link" text:visited-style-name="Index_20_Link">Code<text:tab/>5</text:a></text:p>
          <text:p text:style-name="P3"><text:a xlink:type="simple" xlink:href="#__RefHeading___Toc14_1527933367%20Copy%201" text:style-name="Index_20_Link" text:visited-style-name="Index_20_Link">External Links<text:tab/>5</text:a></text:p>
          <text:p text:style-name="P1"><text:a xlink:type="simple" xlink:href="#__RefHeading___Toc5_1527933367%20Copy%202" text:style-name="Index_20_Link" text:visited-style-name="Index_20_Link">Iterative Function System<text:tab/>6</text:a></text:p>
          <text:p text:style-name="P2"><text:a xlink:type="simple" xlink:href="#__RefHeading___Toc8_1527933367%20Copy%202" text:style-name="Index_20_Link" text:visited-style-name="Index_20_Link">Specific Design<text:tab/>6</text:a></text:p>
          <text:p text:style-name="P3"><text:a xlink:type="simple" xlink:href="#__RefHeading___Toc10_1527933367%20Copy%202" text:style-name="Index_20_Link" text:visited-style-name="Index_20_Link">Mathematics<text:tab/>6</text:a></text:p>
          <text:p text:style-name="P3"><text:a xlink:type="simple" xlink:href="#__RefHeading___Toc12_1527933367%20Copy%202" text:style-name="Index_20_Link" text:visited-style-name="Index_20_Link">Code<text:tab/>6</text:a></text:p>
          <text:p text:style-name="P3"><text:a xlink:type="simple" xlink:href="#__RefHeading___Toc14_1527933367%20Copy%202" text:style-name="Index_20_Link" text:visited-style-name="Index_20_Link">External Links<text:tab/>6</text:a></text:p>
          <text:p text:style-name="P1"><text:a xlink:type="simple" xlink:href="#__RefHeading___Toc5_1527933367%20Copy%203" text:style-name="Index_20_Link" text:visited-style-name="Index_20_Link">Complex Number<text:tab/>7</text:a></text:p>
          <text:p text:style-name="P2"><text:a xlink:type="simple" xlink:href="#__RefHeading___Toc8_1527933367%20Copy%203" text:style-name="Index_20_Link" text:visited-style-name="Index_20_Link">Specific Design<text:tab/>7</text:a></text:p>
          <text:p text:style-name="P3"><text:a xlink:type="simple" xlink:href="#__RefHeading___Toc10_1527933367%20Copy%203" text:style-name="Index_20_Link" text:visited-style-name="Index_20_Link">Mathematics<text:tab/>7</text:a></text:p>
          <text:p text:style-name="P3"><text:a xlink:type="simple" xlink:href="#__RefHeading___Toc12_1527933367%20Copy%203" text:style-name="Index_20_Link" text:visited-style-name="Index_20_Link">Code<text:tab/>7</text:a></text:p>
          <text:p text:style-name="P3"><text:a xlink:type="simple" xlink:href="#__RefHeading___Toc14_1527933367%20Copy%203" text:style-name="Index_20_Link" text:visited-style-name="Index_20_Link">External Links<text:tab/>7</text:a></text:p>
          <text:p text:style-name="P1"><text:a xlink:type="simple" xlink:href="#__RefHeading___Toc5_1527933367%20Copy%204" text:style-name="Index_20_Link" text:visited-style-name="Index_20_Link">The Fifth One<text:tab/>8</text:a></text:p>
          <text:p text:style-name="P2"><text:a xlink:type="simple" xlink:href="#__RefHeading___Toc8_1527933367%20Copy%204" text:style-name="Index_20_Link" text:visited-style-name="Index_20_Link">Specific Design<text:tab/>8</text:a></text:p>
          <text:p text:style-name="P3"><text:a xlink:type="simple" xlink:href="#__RefHeading___Toc10_1527933367%20Copy%204" text:style-name="Index_20_Link" text:visited-style-name="Index_20_Link">Mathematics<text:tab/>8</text:a></text:p>
          <text:p text:style-name="P3"><text:a xlink:type="simple" xlink:href="#__RefHeading___Toc12_1527933367%20Copy%204" text:style-name="Index_20_Link" text:visited-style-name="Index_20_Link">Code<text:tab/>8</text:a></text:p>
          <text:p text:style-name="P3"><text:a xlink:type="simple" xlink:href="#__RefHeading___Toc14_1527933367%20Copy%204" text:style-name="Index_20_Link" text:visited-style-name="Index_20_Link">External Links<text:tab/>8</text:a></text:p>
        </text:index-body>
      </text:table-of-content>
      <text:p text:style-name="P14"/>
      <text:h text:style-name="P6" text:outline-level="1"><text:bookmark-start text:name="__RefHeading___Toc3_1527933367"/>Abstract<text:bookmark-end text:name="__RefHeading___Toc3_1527933367"/></text:h>
      <text:p text:style-name="P14">Words</text:p>
      <text:p text:style-name="P14"/>
      <text:h text:style-name="P7" text:outline-level="1"><text:bookmark-start text:name="__RefHeading___Toc5_1527933367"/>Recursion<text:bookmark-end text:name="__RefHeading___Toc5_1527933367"/></text:h>
      <text:h text:style-name="Heading_20_2" text:outline-level="2"><text:bookmark-start text:name="__RefHeading___Toc8_1527933367"/>Specific Design<text:bookmark-end text:name="__RefHeading___Toc8_1527933367"/></text:h>
      <text:p text:style-name="P14">Image</text:p>
      <text:p text:style-name="Drawing">Subtitle of the Image</text:p>
      <text:h text:style-name="P10" text:outline-level="3"><text:bookmark-start text:name="__RefHeading___Toc10_1527933367"/>Mathematics<text:bookmark-end text:name="__RefHeading___Toc10_1527933367"/></text:h>
      <text:p text:style-name="P14">The Math Stuff</text:p>
      <text:h text:style-name="P10" text:outline-level="3"><text:bookmark-start text:name="__RefHeading___Toc12_1527933367"/>Code<text:bookmark-end text:name="__RefHeading___Toc12_1527933367"/></text:h>
      <text:p text:style-name="P16">The Code Stuff</text:p>
      <text:h text:style-name="Heading_20_3" text:outline-level="3"><text:bookmark-start text:name="__RefHeading___Toc14_1527933367"/><text:span text:style-name="T2">External </text:span>Links<text:bookmark-end text:name="__RefHeading___Toc14_1527933367"/></text:h>
      <text:p text:style-name="P16">Links</text:p>
      <text:p text:style-name="P16"/>
      <text:h text:style-name="P8" text:outline-level="1"><text:bookmark-start text:name="__RefHeading___Toc5_1527933367 Copy 1"/><text:span text:style-name="T3">L-System</text:span><text:bookmark-end text:name="__RefHeading___Toc5_1527933367 Copy 1"/></text:h>
      <text:h text:style-name="P9" text:outline-level="2"><text:bookmark-start text:name="__RefHeading___Toc8_1527933367 Copy 1"/>Specific Design<text:bookmark-end text:name="__RefHeading___Toc8_1527933367 Copy 1"/></text:h>
      <text:p text:style-name="P15">Image</text:p>
      <text:p text:style-name="P5">Subtitle of the Image</text:p>
      <text:h text:style-name="P10" text:outline-level="3"><text:bookmark-start text:name="__RefHeading___Toc10_1527933367 Copy 1"/>Mathematics<text:bookmark-end text:name="__RefHeading___Toc10_1527933367 Copy 1"/></text:h>
      <text:p text:style-name="P15">The Math Stuff</text:p>
      <text:h text:style-name="P10" text:outline-level="3"><text:bookmark-start text:name="__RefHeading___Toc12_1527933367 Copy 1"/>Code<text:bookmark-end text:name="__RefHeading___Toc12_1527933367 Copy 1"/></text:h>
      <text:p text:style-name="P16">The Code Stuff</text:p>
      <text:h text:style-name="P11" text:outline-level="3"><text:bookmark-start text:name="__RefHeading___Toc14_1527933367 Copy 1"/><text:span text:style-name="T2">External </text:span>Links<text:bookmark-end text:name="__RefHeading___Toc14_1527933367 Copy 1"/></text:h>
      <text:p text:style-name="P16">Links</text:p>
      <text:p text:style-name="P16"/>
      <text:h text:style-name="P8" text:outline-level="1"><text:bookmark-start text:name="__RefHeading___Toc5_1527933367 Copy 2"/><text:span text:style-name="T3">Iterative Function System</text:span><text:bookmark-end text:name="__RefHeading___Toc5_1527933367 Copy 2"/></text:h>
      <text:h text:style-name="P9" text:outline-level="2"><text:bookmark-start text:name="__RefHeading___Toc8_1527933367 Copy 2"/>Specific Design<text:bookmark-end text:name="__RefHeading___Toc8_1527933367 Copy 2"/></text:h>
      <text:p text:style-name="P15">Image</text:p>
      <text:p text:style-name="P5">Subtitle of the Image</text:p>
      <text:h text:style-name="P10" text:outline-level="3"><text:bookmark-start text:name="__RefHeading___Toc10_1527933367 Copy 2"/>Mathematics<text:bookmark-end text:name="__RefHeading___Toc10_1527933367 Copy 2"/></text:h>
      <text:p text:style-name="P15">The Math Stuff</text:p>
      <text:h text:style-name="P10" text:outline-level="3"><text:bookmark-start text:name="__RefHeading___Toc12_1527933367 Copy 2"/>Code<text:bookmark-end text:name="__RefHeading___Toc12_1527933367 Copy 2"/></text:h>
      <text:p text:style-name="P16">The Code Stuff</text:p>
      <text:h text:style-name="P11" text:outline-level="3"><text:bookmark-start text:name="__RefHeading___Toc14_1527933367 Copy 2"/><text:span text:style-name="T2">External </text:span>Links<text:bookmark-end text:name="__RefHeading___Toc14_1527933367 Copy 2"/></text:h>
      <text:p text:style-name="P16">Links</text:p>
      <text:p text:style-name="P16"/>
      <text:h text:style-name="P8" text:outline-level="1"><text:bookmark-start text:name="__RefHeading___Toc5_1527933367 Copy 3"/><text:span text:style-name="T3">Complex Number</text:span><text:bookmark-end text:name="__RefHeading___Toc5_1527933367 Copy 3"/></text:h>
      <text:h text:style-name="P9" text:outline-level="2"><text:bookmark-start text:name="__RefHeading___Toc8_1527933367 Copy 3"/>Specific Design<text:bookmark-end text:name="__RefHeading___Toc8_1527933367 Copy 3"/></text:h>
      <text:p text:style-name="P15">Image</text:p>
      <text:p text:style-name="P5">Subtitle of the Image</text:p>
      <text:h text:style-name="P10" text:outline-level="3"><text:bookmark-start text:name="__RefHeading___Toc10_1527933367 Copy 3"/>Mathematics<text:bookmark-end text:name="__RefHeading___Toc10_1527933367 Copy 3"/></text:h>
      <text:p text:style-name="P15">The Math Stuff</text:p>
      <text:h text:style-name="P10" text:outline-level="3"><text:bookmark-start text:name="__RefHeading___Toc12_1527933367 Copy 3"/>Code<text:bookmark-end text:name="__RefHeading___Toc12_1527933367 Copy 3"/></text:h>
      <text:p text:style-name="P16">The Code Stuff</text:p>
      <text:h text:style-name="P11" text:outline-level="3"><text:bookmark-start text:name="__RefHeading___Toc14_1527933367 Copy 3"/><text:span text:style-name="T2">External </text:span>Links<text:bookmark-end text:name="__RefHeading___Toc14_1527933367 Copy 3"/></text:h>
      <text:p text:style-name="P16">Links</text:p>
      <text:p text:style-name="P16"/>
      <text:h text:style-name="P8" text:outline-level="1" text:is-list-header="true"><text:bookmark-start text:name="__RefHeading___Toc5_1527933367 Copy 4"/><text:span text:style-name="T4">The </text:span><text:span text:style-name="T3">Fifth One</text:span><text:bookmark-end text:name="__RefHeading___Toc5_1527933367 Copy 4"/></text:h>
      <text:h text:style-name="P9" text:outline-level="2"><text:bookmark-start text:name="__RefHeading___Toc8_1527933367 Copy 4"/>Specific Design<text:bookmark-end text:name="__RefHeading___Toc8_1527933367 Copy 4"/></text:h>
      <text:p text:style-name="P15">Image</text:p>
      <text:p text:style-name="P5">Subtitle of the Image</text:p>
      <text:h text:style-name="P10" text:outline-level="3"><text:bookmark-start text:name="__RefHeading___Toc10_1527933367 Copy 4"/>Mathematics<text:bookmark-end text:name="__RefHeading___Toc10_1527933367 Copy 4"/></text:h>
      <text:p text:style-name="P15">The Math Stuff</text:p>
      <text:h text:style-name="P10" text:outline-level="3"><text:bookmark-start text:name="__RefHeading___Toc12_1527933367 Copy 4"/>Code<text:bookmark-end text:name="__RefHeading___Toc12_1527933367 Copy 4"/></text:h>
      <text:p text:style-name="P16">The Code Stuff</text:p>
      <text:h text:style-name="P11" text:outline-level="3"><text:bookmark-start text:name="__RefHeading___Toc14_1527933367 Copy 4"/><text:span text:style-name="T2">External </text:span>Links<text:bookmark-end text:name="__RefHeading___Toc14_1527933367 Copy 4"/></text:h>
      <text:p text:style-name="P16">Links</text:p>
      <text:p text:style-name="P16"/>
      <text:h text:style-name="P6" text:outline-level="1">References</text:h>
      <text:p text:style-name="P17">Playdate SDK - <text:a xlink:type="simple" xlink:href="https://play.date/dev/" text:style-name="Internet_20_link" text:visited-style-name="Visited_20_Internet_20_Link">https://play.date/dev/</text:a></text:p>
      <text:p text:style-name="P18"><text:span text:style-name="T5">Inside Playdate SDK Documentation - </text:span><text:a xlink:type="simple" xlink:href="https://sdk.play.date/2.7.1/Inside%20Playdate.html" text:style-name="Internet_20_link" text:visited-style-name="Visited_20_Internet_20_Link"><text:span text:style-name="T5">https://sdk.play.date/2.7.1/Inside%20Playdate.html</text:span></text:a></text:p>
      <text:p text:style-name="P17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17">L-Systems - <text:a xlink:type="simple" xlink:href="https://en.wikipedia.org/wiki/L-system" text:style-name="Internet_20_link" text:visited-style-name="Visited_20_Internet_20_Link">https://en.wikipedia.org/wiki/L-system</text:a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4-26T21:37:02.547776872</dc:date>
    <meta:editing-duration>PT15M5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9" meta:paragraph-count="90" meta:word-count="208" meta:character-count="1321" meta:non-whitespace-character-count="1203"/>
  </office:meta>
</office:document-meta>
</file>